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24" draw:textarea-horizontal-align="center" draw:textarea-vertical-align="middle" draw:shadow="visible"/>
    </style:style>
    <style:style style:name="gr2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 draw:shadow="hidden"/>
    </style:style>
    <style:style style:name="co1" style:family="table-column">
      <style:table-column-properties style:column-width="1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1cm"/>
    </style:style>
    <style:style style:name="ce1" style:family="table-cell">
      <style:graphic-properties draw:fill="none" draw:fill-color="#c0c0c0" draw:fill-gradient-name="Gradient_20_1" style:repeat="repeat"/>
      <style:paragraph-properties fo:border="0.001cm solid #999999"/>
    </style:style>
    <style:style style:name="ce2" style:family="table-cell">
      <style:graphic-properties draw:fill="solid" draw:fill-color="#99ccff" draw:fill-gradient-name="Gradient_20_1" style:repeat="repeat"/>
      <style:paragraph-properties fo:border="0.001cm solid #999999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5.499cm" svg:height="5.5cm" svg:x="4cm" svg:y="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 table:style-name="ce1"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1" draw:text-style-name="P1" draw:layer="layout" svg:width="3.093cm" svg:height="2.062cm" svg:x="5.1cm" svg:y="6.137cm" svg:viewBox="0 0 3094 2063" svg:d="m0 1031v-1031h1031v1031zm-1031 1032v-1032h1031v1032zm0 0v-1032h1032v1032zm0 0v-1032h1031v1032z">
          <text:p/>
        </draw:path>
        <draw:rect draw:style-name="gr2" draw:text-style-name="P1" draw:layer="layout" svg:width="5.5cm" svg:height="5.5cm" svg:x="4cm" svg:y="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4" draw:display-name="Transparency 24" draw:style="linear" draw:start="100%" draw:end="0%" draw:angle="4" draw:border="55%"/>
    <draw:opacity draw:name="Transparency_20_26" draw:display-name="Transparency 26" draw:style="linear" draw:start="100%" draw:end="0%" draw:angle="4" draw:border="98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1M23S</meta:editing-duration>
    <meta:editing-cycles>4</meta:editing-cycles>
    <meta:generator>OpenOffice.org/3.3$Win32 OpenOffice.org_project/330m20$Build-9567</meta:generator>
    <dc:date>2014-02-28T12:25:19.47</dc:date>
    <dc:creator>Manuel Navarro Pérez</dc:creator>
    <meta:document-statistic meta:object-count="3"/>
  </office:meta>
</office:document-meta>
</file>